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B000000D7D88843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0mm" table:align="margins" style:writing-mode="lr-tb"/>
    </style:style>
    <style:style style:name="DocuemntHistory.A" style:family="table-column">
      <style:table-column-properties style:column-width="42.49mm" style:rel-column-width="16383*"/>
    </style:style>
    <style:style style:name="DocuemntHistory.D" style:family="table-column">
      <style:table-column-properties style:column-width="42.51mm" style:rel-column-width="16386*"/>
    </style:style>
    <style:style style:name="DocuemntHistory.A1" style:family="table-cell">
      <style:table-cell-properties fo:background-color="#6699cc" fo:padding="0.97m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97m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97mm" fo:border-left="0.05pt solid #000000" fo:border-right="none" fo:border-top="none" fo:border-bottom="0.05pt solid #000000"/>
    </style:style>
    <style:style style:name="DocuemntHistory.B4" style:family="table-cell">
      <style:table-cell-properties fo:padding="0.97mm" fo:border-left="0.05pt solid #000000" fo:border-right="none" fo:border-top="none" fo:border-bottom="0.05pt solid #000000"/>
    </style:style>
    <style:style style:name="DocuemntHistory.C4" style:family="table-cell">
      <style:table-cell-properties fo:padding="0.97mm" fo:border-left="0.05pt solid #000000" fo:border-right="none" fo:border-top="none" fo:border-bottom="0.05pt solid #000000"/>
    </style:style>
    <style:style style:name="DocuemntHistory.D4" style:family="table-cell">
      <style:table-cell-properties fo:padding="0.97mm" fo:border-left="0.05pt solid #000000" fo:border-right="0.05pt solid #000000" fo:border-top="none" fo:border-bottom="0.05pt solid #000000"/>
    </style:style>
    <style:style style:name="DocumentInfo" style:family="table">
      <style:table-properties style:width="170mm" table:align="margins" style:writing-mode="lr-tb"/>
    </style:style>
    <style:style style:name="DocumentInfo.A" style:family="table-column">
      <style:table-column-properties style:column-width="56.67mm" style:rel-column-width="21845*"/>
    </style:style>
    <style:style style:name="DocumentInfo.A1" style:family="table-cell">
      <style:table-cell-properties style:vertical-align="middle" fo:background-color="#99ccff" fo:padding="0.49m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49m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49mm" fo:border="0.05pt solid #000000"/>
    </style:style>
    <style:style style:name="DocumentInfo.A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Header_20_right"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1"/>
    </style:style>
    <style:style style:name="P6" style:family="paragraph" style:parent-style-name="Standard">
      <style:text-properties style:font-name="Helvetica" officeooo:rsid="0016d4e7" officeooo:paragraph-rsid="0016d4e7" style:font-name-complex="Helvetica1"/>
    </style:style>
    <style:style style:name="P7" style:family="paragraph" style:parent-style-name="Standard">
      <style:text-properties style:font-name="Helvetica" officeooo:rsid="003d90ac" officeooo:paragraph-rsid="003d90ac" style:font-name-complex="Helvetica1"/>
    </style:style>
    <style:style style:name="P8" style:family="paragraph" style:parent-style-name="Standard">
      <style:text-properties style:font-name="Helvetica" officeooo:paragraph-rsid="0052274d" style:font-name-complex="Helvetica1"/>
    </style:style>
    <style:style style:name="P9" style:family="paragraph" style:parent-style-name="Standard">
      <style:text-properties style:font-name="Helvetica" officeooo:paragraph-rsid="00588a3b" style:font-name-complex="Helvetica1"/>
    </style:style>
    <style:style style:name="P10" style:family="paragraph" style:parent-style-name="Standard">
      <style:text-properties style:font-name="Helvetica" officeooo:paragraph-rsid="005d11a5" style:font-name-complex="Helvetica1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fo:font-style="italic" officeooo:rsid="0034c7d4" style:font-style-asian="italic"/>
    </style:style>
    <style:style style:name="P13" style:family="paragraph" style:parent-style-name="Standard">
      <style:text-properties fo:font-style="italic" officeooo:paragraph-rsid="003ffb55" style:font-style-asian="italic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officeooo:paragraph-rsid="002b07ad"/>
    </style:style>
    <style:style style:name="P16" style:family="paragraph" style:parent-style-name="Standard">
      <style:text-properties officeooo:paragraph-rsid="002ddf1a"/>
    </style:style>
    <style:style style:name="P17" style:family="paragraph" style:parent-style-name="Standard">
      <style:text-properties officeooo:rsid="002fa0c1" officeooo:paragraph-rsid="002fa0c1"/>
    </style:style>
    <style:style style:name="P18" style:family="paragraph" style:parent-style-name="Standard">
      <style:text-properties officeooo:rsid="002fa0c1" officeooo:paragraph-rsid="0032e2b0"/>
    </style:style>
    <style:style style:name="P19" style:family="paragraph" style:parent-style-name="Standard">
      <style:text-properties officeooo:rsid="002fa0c1" officeooo:paragraph-rsid="003ffb55"/>
    </style:style>
    <style:style style:name="P20" style:family="paragraph" style:parent-style-name="Standard">
      <style:text-properties officeooo:paragraph-rsid="0032e2b0"/>
    </style:style>
    <style:style style:name="P21" style:family="paragraph" style:parent-style-name="Standard">
      <style:text-properties officeooo:paragraph-rsid="0034c7d4"/>
    </style:style>
    <style:style style:name="P22" style:family="paragraph" style:parent-style-name="Standard">
      <style:text-properties officeooo:rsid="0034c7d4" officeooo:paragraph-rsid="0034c7d4"/>
    </style:style>
    <style:style style:name="P23" style:family="paragraph" style:parent-style-name="Standard">
      <style:text-properties officeooo:paragraph-rsid="003ffb55"/>
    </style:style>
    <style:style style:name="P24" style:family="paragraph" style:parent-style-name="Standard">
      <style:text-properties officeooo:paragraph-rsid="003d8148"/>
    </style:style>
    <style:style style:name="P25" style:family="paragraph" style:parent-style-name="Standard">
      <style:text-properties officeooo:paragraph-rsid="00447d95"/>
    </style:style>
    <style:style style:name="P26" style:family="paragraph" style:parent-style-name="Standard">
      <style:text-properties officeooo:paragraph-rsid="0047c370"/>
    </style:style>
    <style:style style:name="P27" style:family="paragraph" style:parent-style-name="Standard">
      <style:text-properties officeooo:paragraph-rsid="004930f4"/>
    </style:style>
    <style:style style:name="P28" style:family="paragraph" style:parent-style-name="Standard">
      <style:text-properties officeooo:paragraph-rsid="004aaa4b"/>
    </style:style>
    <style:style style:name="P29" style:family="paragraph" style:parent-style-name="Standard">
      <style:text-properties officeooo:paragraph-rsid="004c00c7"/>
    </style:style>
    <style:style style:name="P30" style:family="paragraph" style:parent-style-name="Standard">
      <style:text-properties officeooo:rsid="004e32e7" officeooo:paragraph-rsid="004e32e7"/>
    </style:style>
    <style:style style:name="P31" style:family="paragraph" style:parent-style-name="Standard">
      <style:text-properties officeooo:paragraph-rsid="0052274d"/>
    </style:style>
    <style:style style:name="P32" style:family="paragraph" style:parent-style-name="Standard">
      <style:text-properties officeooo:paragraph-rsid="0053b097"/>
    </style:style>
    <style:style style:name="P33" style:family="paragraph" style:parent-style-name="Standard">
      <style:text-properties officeooo:paragraph-rsid="005591b4"/>
    </style:style>
    <style:style style:name="P34" style:family="paragraph" style:parent-style-name="Standard">
      <style:text-properties officeooo:paragraph-rsid="00588a3b"/>
    </style:style>
    <style:style style:name="P35" style:family="paragraph" style:parent-style-name="Standard">
      <style:text-properties officeooo:paragraph-rsid="0059b5ad"/>
    </style:style>
    <style:style style:name="P36" style:family="paragraph" style:parent-style-name="Standard">
      <style:text-properties officeooo:rsid="004aaa4b" officeooo:paragraph-rsid="004aaa4b"/>
    </style:style>
    <style:style style:name="P37" style:family="paragraph" style:parent-style-name="Standard">
      <style:text-properties officeooo:rsid="004aaa4b" officeooo:paragraph-rsid="00524491"/>
    </style:style>
    <style:style style:name="P38" style:family="paragraph" style:parent-style-name="Standard">
      <style:text-properties officeooo:rsid="004aaa4b" officeooo:paragraph-rsid="0059b5ad"/>
    </style:style>
    <style:style style:name="P39" style:family="paragraph" style:parent-style-name="Standard">
      <style:text-properties officeooo:rsid="004aaa4b" officeooo:paragraph-rsid="005dd998"/>
    </style:style>
    <style:style style:name="P40" style:family="paragraph" style:parent-style-name="Standard">
      <style:text-properties officeooo:rsid="004fef06" officeooo:paragraph-rsid="004fef06"/>
    </style:style>
    <style:style style:name="P41" style:family="paragraph" style:parent-style-name="Standard">
      <style:text-properties officeooo:rsid="004fef06" officeooo:paragraph-rsid="0056e86c"/>
    </style:style>
    <style:style style:name="P42" style:family="paragraph" style:parent-style-name="Standard">
      <style:text-properties officeooo:rsid="004fef06" officeooo:paragraph-rsid="005bbaf3"/>
    </style:style>
    <style:style style:name="P43" style:family="paragraph" style:parent-style-name="Standard">
      <style:text-properties officeooo:paragraph-rsid="005a2e04"/>
    </style:style>
    <style:style style:name="P44" style:family="paragraph" style:parent-style-name="Standard">
      <style:text-properties officeooo:paragraph-rsid="005d11a5"/>
    </style:style>
    <style:style style:name="P45" style:family="paragraph" style:parent-style-name="Standard">
      <style:text-properties fo:font-style="normal" officeooo:paragraph-rsid="005d11a5" style:font-style-asian="normal" style:font-style-complex="normal"/>
    </style:style>
    <style:style style:name="P46" style:family="paragraph" style:parent-style-name="Standard">
      <style:text-properties officeooo:paragraph-rsid="005dd998"/>
    </style:style>
    <style:style style:name="P47" style:family="paragraph" style:parent-style-name="Standard">
      <style:text-properties officeooo:paragraph-rsid="005f1a2e"/>
    </style:style>
    <style:style style:name="P48" style:family="paragraph" style:parent-style-name="Standard">
      <style:text-properties officeooo:paragraph-rsid="005fda5a"/>
    </style:style>
    <style:style style:name="P49" style:family="paragraph" style:parent-style-name="Standard">
      <style:text-properties officeooo:rsid="005fda5a" officeooo:paragraph-rsid="005fda5a"/>
    </style:style>
    <style:style style:name="P50" style:family="paragraph" style:parent-style-name="Standard">
      <style:text-properties officeooo:rsid="005ff07b" officeooo:paragraph-rsid="005ff07b"/>
    </style:style>
    <style:style style:name="P51" style:family="paragraph" style:parent-style-name="Standard">
      <style:text-properties officeooo:rsid="005ff07b" officeooo:paragraph-rsid="0061da21"/>
    </style:style>
    <style:style style:name="P52" style:family="paragraph" style:parent-style-name="Standard">
      <style:text-properties officeooo:rsid="0061da21" officeooo:paragraph-rsid="0061da21"/>
    </style:style>
    <style:style style:name="P53" style:family="paragraph" style:parent-style-name="Table_20_Sub-Heading">
      <style:paragraph-properties fo:background-color="transparent">
        <style:background-image/>
      </style:paragraph-properties>
    </style:style>
    <style:style style:name="P54" style:family="paragraph" style:parent-style-name="Table_20_Heading">
      <style:paragraph-properties fo:background-color="transparent">
        <style:background-image/>
      </style:paragraph-properties>
    </style:style>
    <style:style style:name="P55" style:family="paragraph" style:parent-style-name="Table_20_Contents">
      <style:text-properties officeooo:paragraph-rsid="00308c4d"/>
    </style:style>
    <style:style style:name="P56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57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3bde10" style:font-size-asian="10.5pt" style:font-weight-asian="normal" style:font-size-complex="12pt" style:font-weight-complex="normal"/>
    </style:style>
    <style:style style:name="P58" style:family="paragraph" style:parent-style-name="Title">
      <style:paragraph-properties fo:margin-top="4.99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59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60" style:family="paragraph" style:parent-style-name="Title" style:master-page-name="Right_20_Page">
      <style:paragraph-properties fo:margin-top="20mm" fo:margin-bottom="4.99mm" style:contextual-spacing="false" fo:line-height="100%" style:page-number="auto"/>
      <style:text-properties fo:font-variant="normal" fo:text-transform="none"/>
    </style:style>
    <style:style style:name="P61" style:family="paragraph" style:parent-style-name="Heading_20_1">
      <style:text-properties style:language-asian="it" style:country-asian="IT"/>
    </style:style>
    <style:style style:name="P62" style:family="paragraph" style:parent-style-name="Heading_20_1">
      <style:text-properties officeooo:paragraph-rsid="003ffb55"/>
    </style:style>
    <style:style style:name="P6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officeooo:rsid="003239cd" style:font-style-asian="normal"/>
    </style:style>
    <style:style style:name="T6" style:family="text">
      <style:text-properties fo:font-style="normal" officeooo:rsid="0032e2b0" style:font-style-asian="normal"/>
    </style:style>
    <style:style style:name="T7" style:family="text">
      <style:text-properties fo:font-style="normal" officeooo:rsid="0038b07a" style:font-style-asian="normal"/>
    </style:style>
    <style:style style:name="T8" style:family="text">
      <style:text-properties fo:font-style="normal" officeooo:rsid="003ffb55" style:font-style-asian="normal"/>
    </style:style>
    <style:style style:name="T9" style:family="text">
      <style:text-properties fo:font-style="normal" officeooo:rsid="004d718e" style:font-style-asian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aaa4b" style:font-style-asian="normal" style:font-style-complex="normal"/>
    </style:style>
    <style:style style:name="T12" style:family="text">
      <style:text-properties fo:font-style="normal" officeooo:rsid="0052274d" style:font-style-asian="normal" style:font-style-complex="normal"/>
    </style:style>
    <style:style style:name="T13" style:family="text">
      <style:text-properties fo:font-style="normal" officeooo:rsid="0059b5ad" style:font-style-asian="normal" style:font-style-complex="normal"/>
    </style:style>
    <style:style style:name="T14" style:family="text">
      <style:text-properties fo:font-style="normal" officeooo:rsid="005dd998" style:font-style-asian="normal" style:font-style-complex="normal"/>
    </style:style>
    <style:style style:name="T15" style:family="text">
      <style:text-properties fo:font-style="normal" officeooo:rsid="005f1a2e" style:font-style-asian="normal" style:font-style-complex="normal"/>
    </style:style>
    <style:style style:name="T16" style:family="text">
      <style:text-properties fo:font-style="normal" officeooo:rsid="005fda5a" style:font-style-asian="normal" style:font-style-complex="normal"/>
    </style:style>
    <style:style style:name="T17" style:family="text">
      <style:text-properties fo:font-style="normal" officeooo:rsid="005ff07b" style:font-style-asian="normal" style:font-style-complex="normal"/>
    </style:style>
    <style:style style:name="T18" style:family="text">
      <style:text-properties fo:font-style="normal" officeooo:rsid="0061da21" style:font-style-asian="normal" style:font-style-complex="normal"/>
    </style:style>
    <style:style style:name="T19" style:family="text">
      <style:text-properties fo:font-style="normal" officeooo:rsid="0053b097" style:font-style-asian="normal"/>
    </style:style>
    <style:style style:name="T20" style:family="text">
      <style:text-properties fo:font-style="normal" officeooo:rsid="00588a3b" style:font-style-asian="normal"/>
    </style:style>
    <style:style style:name="T21" style:family="text">
      <style:text-properties fo:font-style="normal" officeooo:rsid="005a2e04" style:font-style-asian="normal"/>
    </style:style>
    <style:style style:name="T22" style:family="text">
      <style:text-properties fo:font-style="normal" officeooo:rsid="005f1a2e" style:font-style-asian="normal"/>
    </style:style>
    <style:style style:name="T23" style:family="text">
      <style:text-properties fo:font-style="normal" officeooo:rsid="005ff07b" style:font-style-asian="normal"/>
    </style:style>
    <style:style style:name="T24" style:family="text">
      <style:text-properties fo:font-style="normal" officeooo:rsid="0061da21" style:font-style-asian="normal"/>
    </style:style>
    <style:style style:name="T25" style:family="text">
      <style:text-properties officeooo:rsid="002b07ad"/>
    </style:style>
    <style:style style:name="T26" style:family="text">
      <style:text-properties officeooo:rsid="00308c4d"/>
    </style:style>
    <style:style style:name="T27" style:family="text">
      <style:text-properties officeooo:rsid="0032e2b0"/>
    </style:style>
    <style:style style:name="T28" style:family="text">
      <style:text-properties fo:color="#000000" fo:font-style="normal" officeooo:rsid="0032e2b0" style:font-style-asian="normal"/>
    </style:style>
    <style:style style:name="T29" style:family="text">
      <style:text-properties fo:color="#000000" fo:font-style="normal" officeooo:rsid="005f1a2e" style:font-style-asian="normal"/>
    </style:style>
    <style:style style:name="T30" style:family="text">
      <style:text-properties fo:color="#000000" style:font-name="Arial3" fo:font-size="12pt"/>
    </style:style>
    <style:style style:name="T31" style:family="text">
      <style:text-properties fo:color="#000000" style:font-name="Arial3" fo:font-size="12pt" officeooo:rsid="004aaa4b"/>
    </style:style>
    <style:style style:name="T32" style:family="text">
      <style:text-properties fo:color="#000000" style:font-name="Arial3" fo:font-size="12pt" fo:font-style="normal" style:font-style-asian="normal" style:font-style-complex="normal"/>
    </style:style>
    <style:style style:name="T33" style:family="text">
      <style:text-properties fo:color="#000000" style:font-name="Arial3" fo:font-size="12pt" fo:font-style="normal" officeooo:rsid="004aaa4b" style:font-style-asian="normal" style:font-style-complex="normal"/>
    </style:style>
    <style:style style:name="T34" style:family="text">
      <style:text-properties officeooo:rsid="0038a605"/>
    </style:style>
    <style:style style:name="T35" style:family="text">
      <style:text-properties officeooo:rsid="003bde10"/>
    </style:style>
    <style:style style:name="T36" style:family="text">
      <style:text-properties officeooo:rsid="003d8148"/>
    </style:style>
    <style:style style:name="T37" style:family="text">
      <style:text-properties officeooo:rsid="003e8a4d"/>
    </style:style>
    <style:style style:name="T38" style:family="text">
      <style:text-properties officeooo:rsid="003ffb55"/>
    </style:style>
    <style:style style:name="T39" style:family="text">
      <style:text-properties officeooo:rsid="00447d95"/>
    </style:style>
    <style:style style:name="T40" style:family="text">
      <style:text-properties officeooo:rsid="004930f4"/>
    </style:style>
    <style:style style:name="T41" style:family="text">
      <style:text-properties officeooo:rsid="004aaa4b"/>
    </style:style>
    <style:style style:name="T42" style:family="text">
      <style:text-properties officeooo:rsid="004c00c7"/>
    </style:style>
    <style:style style:name="T43" style:family="text">
      <style:text-properties officeooo:rsid="004e32e7"/>
    </style:style>
    <style:style style:name="T44" style:family="text">
      <style:text-properties officeooo:rsid="00507460"/>
    </style:style>
    <style:style style:name="T45" style:family="text">
      <style:text-properties officeooo:rsid="0052274d"/>
    </style:style>
    <style:style style:name="T46" style:family="text">
      <style:text-properties officeooo:rsid="005591b4"/>
    </style:style>
    <style:style style:name="T47" style:family="text">
      <style:text-properties officeooo:rsid="00588a3b"/>
    </style:style>
    <style:style style:name="T48" style:family="text">
      <style:text-properties officeooo:rsid="005d11a5"/>
    </style:style>
    <style:style style:name="T49" style:family="text">
      <style:text-properties officeooo:rsid="005dd998"/>
    </style:style>
    <style:style style:name="T50" style:family="text">
      <style:text-properties officeooo:rsid="005f1a2e"/>
    </style:style>
    <style:style style:name="T51" style:family="text">
      <style:text-properties officeooo:rsid="005ff07b"/>
    </style:style>
    <style:style style:name="T52" style:family="text"/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1"><text:user-defined style:data-style-name="N0" text:name="Project_acronym">CryOcean-QCV</text:user-defined></text:span><text:span text:style-name="T1"><text:line-break/>Daily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54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53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Table_20_Contents"><text:span text:style-name="Default_20_Paragraph_20_Font"><text:span text:style-name="T1"><text:date style:data-style-name="N37" text:date-value="2014-07-10T16:56:01.990000074" text:fixed="true">10/07/14</text:date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4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span text:style-name="T1"><text:date style:data-style-name="N37" text:date-value="2014-07-10T16:56:01.990000074" text:fixed="true">10/07/14</text:date></text:span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55"><text:span text:style-name="Default_20_Paragraph_20_Font"><text:span text:style-name="T26">Jerome Bouffart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60"><text:span text:style-name="T35">IOP</text:span> QUALITY ASSESSMENT</text:p>
      <text:p text:style-name="P58"><text:span text:style-name="T35">Date and time of the first record</text:span>: <text:conditional-text text:condition="ooow:true" text:string-value-if-true="start_time" text:string-value-if-false="">start_time</text:conditional-text></text:p>
      <text:p text:style-name="P56"><text:span text:style-name="T35">Date and time of the last record</text:span>: <text:conditional-text text:condition="ooow:true" text:string-value-if-true="stop_time" text:string-value-if-false="">stop_time</text:conditional-text></text:p>
      <text:p text:style-name="P57">Range of orbits: <text:conditional-text text:condition="ooow:true" text:string-value-if-true="orbit0" text:string-value-if-false="">orbit0</text:conditional-text> to <text:conditional-text text:condition="ooow:true" text:string-value-if-true="orbitf" text:string-value-if-false="">orbitf</text:conditional-text></text:p>
      <text:list xml:id="list8871388881268113983" text:style-name="Outline">
        <text:list-item>
          <text:p text:style-name="P61">Data latency</text:p>
        </text:list-item>
      </text:list>
      <text:p text:style-name="P24"><text:span text:style-name="Default_20_Paragraph_20_Font"><text:span text:style-name="T36">Median latency [range]: </text:span></text:span><text:span text:style-name="Default_20_Paragraph_20_Font"><text:span text:style-name="T36"><text:conditional-text text:condition="ooow:true" text:string-value-if-true="median_latency" text:string-value-if-false="">median_latency</text:conditional-text></text:span></text:span><text:span text:style-name="Default_20_Paragraph_20_Font"><text:span text:style-name="T36"> days [</text:span></text:span><text:span text:style-name="Default_20_Paragraph_20_Font"><text:span text:style-name="T36"><text:conditional-text text:condition="ooow:true" text:string-value-if-true="latencyLow" text:string-value-if-false="">latencyLow</text:conditional-text></text:span></text:span><text:span text:style-name="Default_20_Paragraph_20_Font"><text:span text:style-name="T36"> - </text:span></text:span><text:span text:style-name="Default_20_Paragraph_20_Font"><text:span text:style-name="T36"><text:conditional-text text:condition="ooow:true" text:string-value-if-true="latencyUp" text:string-value-if-false="">latencyUp</text:conditional-text></text:span></text:span><text:span text:style-name="Default_20_Paragraph_20_Font"><text:span text:style-name="T36">]</text:span></text:span></text:p>
      <text:p text:style-name="P24"/>
      <text:p text:style-name="P25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ig_1.png' %(image_dir),anchor='paragraph',size=(11,6.7),sizeUnit='cm')</text:p></office:annotation><text:span text:style-name="Default_20_Paragraph_20_Font"><text:span text:style-name="T39">Fig. 1</text:span></text:span><office:annotation-end office:name="__Fieldmark__11067_1469397881"/></text:p>
      <text:p text:style-name="P25"><text:span text:style-name="Default_20_Paragraph_20_Font"><text:span text:style-name="T39">Figure 1. Box-and-whiskers plot for the latency showing for each day in last 30-day window the first and third quartiles (bottom and top of the box), the median (red line), the 5% and 95% percentiles (lower and upper whiskers), and the mean (blue dot).</text:span></text:span></text:p>
      <text:list xml:id="list153120439978319" text:continue-list="list8871388881268113983" text:style-name="Outline">
        <text:list-item>
          <text:p text:style-name="P61">Data coverage and completeness</text:p>
        </text:list-item>
      </text:list>
      <text:p text:style-name="P5">Number (percentage) of 1-Hz records present: <text:conditional-text text:condition="ooow:true" text:string-value-if-true="total_nrecord" text:string-value-if-false="">total_nrecord</text:conditional-text> (<text:conditional-text text:condition="ooow:true" text:string-value-if-true="total_precord" text:string-value-if-false="">total_precord</text:conditional-text>%)</text:p>
      <text:p text:style-name="P7">Number (percentage) of 1-Hz records over ocean: <text:conditional-text text:condition="ooow:true" text:string-value-if-true="ocean_nrecord" text:string-value-if-false="">ocean_nrecord</text:conditional-text> (<text:conditional-text text:condition="ooow:true" text:string-value-if-true="ocean_precord" text:string-value-if-false="">ocean_precord</text:conditional-text>%)</text:p>
      <text:p text:style-name="P5"/>
      <text:p text:style-name="P6">Fig. <text:span text:style-name="T39">2</text:span><office:annotation office:name="__Fieldmark__580_1509170116"><dc:creator>Unknown Author</dc:creator><dc:date>2014-07-25T11:19:08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2.png' %(image_dir),anchor='paragraph',</text:span><text:span text:style-name="T54">size=(10,6),sizeUnit='cm'</text:span><text:span text:style-name="T53">)</text:span></text:p></text:list-item></text:list></office:annotation></text:p>
      <text:p text:style-name="P26"><text:span text:style-name="Default_20_Paragraph_20_Font"><text:span text:style-name="T39">Figure 2. Percentage of total (red) and ocean (blue) records over theoretical maximum of records for each day in last 30-day window. The theoretical maximum of total records in a day is assumed to be 86400 (1 record/second), whereas that of ocean records is calculated from the ground tracks for each day as the product of 86400 and the percentage of ocean points.</text:span></text:span></text:p>
      <text:p text:style-name="P26"/>
      <text:p text:style-name="P27"><office:annotation office:name="__Fieldmark__11837_1469397881"><dc:creator>Unknown Author</dc:creator><dc:date>2014-08-21T12:36:40</dc:date><text:list text:continue-numbering="true" text:style-name=""><text:list-item><text:p>do text</text:p></text:list-item></text:list><text:p>from <text:s text:c="28"/>document(at='%s/Fig_3.png' %(image_dir),anchor='paragraph',size=(10,6),sizeUnit='cm')</text:p></office:annotation><text:span text:style-name="Default_20_Paragraph_20_Font"><text:span text:style-name="T40">Fig. 3</text:span></text:span><office:annotation-end office:name="__Fieldmark__11837_1469397881"/></text:p>
      <text:p text:style-name="P27"><text:span text:style-name="Default_20_Paragraph_20_Font"><text:span text:style-name="T40">Figure 3. Percentage of total records over theoretical maximum of total records for each orbit in last 30-day window. The theoretical maximum of total records for an orbit is assumed to be 5966 (86400 divided by the number of orbits in a day 5344/369).</text:span></text:span></text:p>
      <text:list xml:id="list153121085453312" text:continue-list="list153120439978319" text:style-name="Outline">
        <text:list-item>
          <text:p text:style-name="Heading_20_1"><text:soft-page-break/><text:span text:style-name="Emphasis"><text:span text:style-name="T4">SSH </text:span></text:span><text:span text:style-name="Emphasis"><text:span text:style-name="T5">anomaly</text:span></text:span><text:span text:style-name="Emphasis"><text:span text:style-name="T4"> coverage and validity</text:span></text:span></text:p>
        </text:list-item>
      </text:list>
      <text:p text:style-name="P5">Number of <text:span text:style-name="T41">valid </text:span>1-Hz <text:span text:style-name="T41">SSH </text:span>records <text:span text:style-name="T41">over ocean</text:span>: <text:conditional-text text:condition="ooow:true" text:string-value-if-true="ssh_nrecord" text:string-value-if-false="">ssh_nrecord</text:conditional-text></text:p>
      <text:p text:style-name="Standard">Percentage of <text:span text:style-name="T41">valid 1-Hz SSH records</text:span> <text:span text:style-name="T37">over total number of records:</text:span> <text:conditional-text text:condition="ooow:true" text:string-value-if-true="ssh_precord" text:string-value-if-false="">ssh_precord</text:conditional-text>%</text:p>
      <text:p text:style-name="Standard">Percentage of <text:span text:style-name="T41">valid 1-Hz SSH records over </text:span>theoretical maximum <text:span text:style-name="T41">of ocean records</text:span>: <text:conditional-text text:condition="ooow:true" text:string-value-if-true="ssh_ptheor" text:string-value-if-false="">ssh_ptheor</text:conditional-text>%</text:p>
      <text:p text:style-name="Standard"/>
      <text:p text:style-name="Standard">Fig. <office:annotation office:name="__Fieldmark__4141_123346739"><dc:creator>Unknown Author</dc:creator><dc:date>2014-07-31T14:24:16</dc:date><text:list text:style-name=""><text:list-item><text:p>do text</text:p></text:list-item></text:list><text:p>from <text:s text:c="28"/>document(at='%s/Fig_4.png' %(image_dir),anchor='paragraph',size=(13.8,8.7),sizeUnit='cm')</text:p></office:annotation><text:span text:style-name="T41">4</text:span><office:annotation-end office:name="__Fieldmark__4141_123346739"/>:</text:p>
      <text:p text:style-name="P28"><text:span text:style-name="T41">Figure 4. Geographical distribution of valid SSH anomaly data over ocean for </text:span><text:span text:style-name="T41"><text:conditional-text text:condition="ooow:true" text:string-value-if-true="Report_Date" text:string-value-if-false="">Report_Date</text:conditional-text></text:span><text:span text:style-name="T41">. V</text:span><text:span text:style-name="T30">alid </text:span><text:span text:style-name="T31">refers to</text:span><text:span text:style-name="T30"> those records that have not been flagged as bad by either the measurement confidence or the status flags included in the data files.</text:span> </text:p>
      <text:p text:style-name="Standard"/>
      <text:p text:style-name="Standard"/>
      <text:p text:style-name="P15"><text:span text:style-name="Emphasis"><text:span text:style-name="T25">Fig. </text:span></text:span><office:annotation office:name="__Fieldmark__4142_123346739"><dc:creator>Unknown Author</dc:creator><dc:date>2014-07-31T14:24:28</dc:date><text:list text:continue-numbering="true" text:style-name=""><text:list-item><text:p>do text</text:p></text:list-item></text:list><text:p>from <text:s text:c="28"/>document(at='%s/Fig_5.png' %(image_dir),anchor='paragraph',size=(10,6),sizeUnit='cm')</text:p></office:annotation><text:span text:style-name="Emphasis"><text:span text:style-name="T41">5</text:span></text:span><office:annotation-end office:name="__Fieldmark__4142_123346739"/></text:p>
      <text:p text:style-name="P36">Figure 5. Percentage of valid 1-Hz SSH ocean records over total number of records and theoretical maximum of ocean records for each day in last 30-day window. </text:p>
      <text:p text:style-name="Standard"/>
      <text:p text:style-name="P47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ig_6.png' %(image_dir),anchor='paragraph',size=(7.4,6.3),sizeUnit='cm')</text:p></office:annotation><text:span text:style-name="Emphasis"><text:span text:style-name="T15">Fig. 6</text:span></text:span><office:annotation-end office:name="__Fieldmark__3187_2070406521"/></text:p>
      <text:p text:style-name="P47"><text:span text:style-name="Emphasis"><text:span text:style-name="T15">Figure 6. Histogram of SSH anomaly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16"/>
      <text:p text:style-name="P17">Fig. <office:annotation office:name="__Fieldmark__5217_123346739"><dc:creator>Unknown Author</dc:creator><dc:date>2014-07-31T14:25:19</dc:date><text:list text:continue-numbering="true" text:style-name=""><text:list-item><text:p>do text</text:p></text:list-item></text:list><text:p>from <text:s text:c="28"/>document(at='%s/Fig_7.png' %(image_dir),anchor='paragraph',size=(10.3,6.7),sizeUnit='cm')</text:p></office:annotation><text:span text:style-name="T50">7</text:span><office:annotation-end office:name="__Fieldmark__5217_123346739"/></text:p>
      <text:p text:style-name="P29"><text:span text:style-name="T42">Figure 7. </text:span><text:span text:style-name="Default_20_Paragraph_20_Font"><text:span text:style-name="T39">Box-and-whiskers plot for the SSH anomaly showing for each day in last 30-day window the first and third quartiles (bottom and top of the box), the median (red line), the 5% and 95% percentiles (lower and upper whiskers), and the mean (blue dot).</text:span></text:span></text:p>
      <text:p text:style-name="Standard"><text:span text:style-name="Emphasis"><text:span text:style-name="T4"><text:s/></text:span></text:span></text:p>
      <text:p text:style-name="Standard"><text:span text:style-name="Emphasis"><text:span text:style-name="T4">20-Hz measurement noise (via 20-Hz std) </text:span></text:span><text:span text:style-name="Emphasis"><text:span text:style-name="T9">for the SSH anomaly</text:span></text:span><text:span text:style-name="Emphasis"><text:span text:style-name="T4">: </text:span></text:span><text:span text:style-name="Emphasis"><text:span text:style-name="T8"><text:conditional-text text:condition="ooow:true" text:string-value-if-true="ssh_noise" text:string-value-if-false="">ssh_noise</text:conditional-text></text:span></text:span><text:span text:style-name="Emphasis"><text:span text:style-name="T4"> cm </text:span></text:span></text:p>
      <text:p text:style-name="Standard"><text:span text:style-name="Emphasis"><text:span text:style-name="T4">Equivalent 1-Hz measurement noise </text:span></text:span><text:span text:style-name="Emphasis"><text:span text:style-name="T9">for the SSH anomaly</text:span></text:span><text:span text:style-name="Emphasis"><text:span text:style-name="T4">: <text:s/></text:span></text:span><text:span text:style-name="Emphasis"><text:span text:style-name="T4"><text:conditional-text text:condition="ooow:true" text:string-value-if-true="ssh_noise1Hz" text:string-value-if-false="">ssh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Standard"/>
      <text:p text:style-name="P20"><text:span text:style-name="Emphasis"><text:span text:style-name="T6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ig_8.png' %(image_dir),anchor='paragraph',size=(13.8,8.7),sizeUnit='cm')</text:p></office:annotation><text:span text:style-name="Emphasis"><text:span text:style-name="T22">8</text:span></text:span><office:annotation-end office:name="__Fieldmark__5218_123346739"/></text:p>
      <text:p text:style-name="P30">Figure <text:span text:style-name="T50">8</text:span>. <text:span text:style-name="T41">Geographical distribution of </text:span>20-Hz <text:span text:style-name="T46">SSH anomaly</text:span> measurement noise<text:span text:style-name="T41"> for </text:span><text:span text:style-name="T41"><text:conditional-text text:condition="ooow:true" text:string-value-if-true="Report_Date" text:string-value-if-false="">Report_Date</text:conditional-text></text:span><text:span text:style-name="T41">.</text:span></text:p>
      <text:p text:style-name="Standard"/>
      <text:p text:style-name="P20"><text:span text:style-name="Emphasis"><text:span text:style-name="T6">Fig. </text:span></text:span><office:annotation office:name="__Fieldmark__5219_123346739"><dc:creator>Unknown Author</dc:creator><dc:date>2014-07-31T14:25:39</dc:date><text:list text:continue-numbering="true" text:style-name=""><text:list-item><text:p>do text</text:p></text:list-item></text:list><text:p>from <text:s text:c="28"/>document(at='%s/Fig_9.png' %(image_dir),anchor='paragraph',size=(10.2,6.1),sizeUnit='cm')</text:p></office:annotation><text:span text:style-name="Emphasis"><text:span text:style-name="T22">9</text:span></text:span><office:annotation-end office:name="__Fieldmark__5219_123346739"/></text:p>
      <text:p text:style-name="P40">Figure <text:span text:style-name="T50">9</text:span>. Average SSH anomaly noise for each day in last 30-day window.</text:p>
      <text:p text:style-name="Standard"/>
      <text:p text:style-name="P21"/>
      <text:p text:style-name="P21"><text:span text:style-name="Emphasis"><text:span text:style-name="T28">Fig. </text:span></text:span><office:annotation office:name="__Fieldmark__5220_123346739"><dc:creator>Unknown Author</dc:creator><dc:date>2014-07-31T14:25:52</dc:date><text:list text:continue-numbering="true" text:style-name=""><text:list-item><text:p>do text</text:p></text:list-item></text:list><text:p>from <text:s text:c="28"/>document(at='%s/Fig_10.png' %(image_dir),anchor='paragraph',size=(12,9.3),sizeUnit='cm')</text:p></office:annotation><text:span text:style-name="Emphasis"><text:span text:style-name="T29">10</text:span></text:span><office:annotation-end office:name="__Fieldmark__5220_123346739"/><text:span text:style-name="Emphasis"><text:span text:style-name="T28"> <text:s text:c="5"/></text:span></text:span></text:p>
      <text:p text:style-name="P22"><text:span text:style-name="T44">Figure 10. </text:span>2D histogram showing S<text:span text:style-name="T44">SH anomaly</text:span> noise <text:span text:style-name="T44">as a function of</text:span> SWH.</text:p>
      <text:list xml:id="list153119843448261" text:continue-list="list153121085453312" text:style-name="Outline">
        <text:list-item>
          <text:p text:style-name="Heading_20_1"><text:soft-page-break/><text:span text:style-name="Emphasis"><text:span text:style-name="T4">SWH coverage and validity</text:span></text:span></text:p>
        </text:list-item>
      </text:list>
      <text:p text:style-name="P8">Number of <text:span text:style-name="T41">valid </text:span>1-Hz <text:span text:style-name="T41">SWH </text:span>records: <text:conditional-text text:condition="ooow:true" text:string-value-if-true="swh_nrecord" text:string-value-if-false="">swh_nrecord</text:conditional-text></text:p>
      <text:p text:style-name="P31">Percentage of <text:span text:style-name="T41">valid 1-Hz SWH records</text:span> <text:span text:style-name="T37">over total number of records:</text:span> <text:conditional-text text:condition="ooow:true" text:string-value-if-true="swh_precord" text:string-value-if-false="">swh_precord</text:conditional-text>%</text:p>
      <text:p text:style-name="P31">Percentage of <text:span text:style-name="T41">valid 1-Hz SWH records over </text:span>theoretical maximum <text:span text:style-name="T41">of ocean records</text:span>: <text:conditional-text text:condition="ooow:true" text:string-value-if-true="swh_ptheor" text:string-value-if-false="">swh_ptheor</text:conditional-text>%</text:p>
      <text:p text:style-name="Standard"/>
      <text:p text:style-name="P20">Fig <office:annotation office:name="__Fieldmark__6288_123346739"><dc:creator>Unknown Author</dc:creator><dc:date>2014-07-31T14:26:54</dc:date><text:list text:style-name=""><text:list-item><text:p>do text</text:p></text:list-item></text:list><text:p>from <text:s text:c="28"/>document(at='%s/Fig_11.png' %(image_dir),anchor='paragraph',size=(13.8,8.7),sizeUnit='cm')</text:p></office:annotation><text:span text:style-name="T45">11</text:span><office:annotation-end office:name="__Fieldmark__6288_123346739"/>:</text:p>
      <text:p text:style-name="P31"><text:span text:style-name="Emphasis"><text:span text:style-name="T11">Figure </text:span></text:span><text:span text:style-name="Emphasis"><text:span text:style-name="T12">1</text:span></text:span><text:span text:style-name="Emphasis"><text:span text:style-name="T17">1</text:span></text:span><text:span text:style-name="Emphasis"><text:span text:style-name="T11">. Geographical distribution of valid S</text:span></text:span><text:span text:style-name="Emphasis"><text:span text:style-name="T12">W</text:span></text:span><text:span text:style-name="Emphasis"><text:span text:style-name="T11">H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0"/>
      <text:p text:style-name="P20"><office:annotation office:name="__Fieldmark__6289_123346739"><dc:creator>Unknown Author</dc:creator><dc:date>2014-07-31T14:27:22</dc:date><text:list text:continue-numbering="true" text:style-name=""><text:list-item><text:p>do text</text:p></text:list-item></text:list><text:p>from <text:s text:c="28"/>document(at='%s/Fig_12.png' %(image_dir),anchor='paragraph',size=(10,6),sizeUnit='cm')</text:p></office:annotation><text:span text:style-name="Emphasis"><text:span text:style-name="T34">Fig. 12</text:span></text:span><office:annotation-end office:name="__Fieldmark__6289_123346739"/></text:p>
      <text:p text:style-name="P37">Figure 1<text:span text:style-name="T51">2</text:span>. Percentage of valid 1-Hz SWH ocean records over total number of records and theoretical maximum of ocean records for each day in last 30-day window.</text:p>
      <text:p text:style-name="P20"/>
      <text:p text:style-name="P49"><office:annotation office:name="__Fieldmark__3389_2070406521"><dc:creator>Unknown Author</dc:creator><dc:date>2014-08-21T14:00:36</dc:date><text:list text:continue-numbering="true" text:style-name=""><text:list-item><text:p>do text</text:p></text:list-item></text:list><text:p>from <text:s text:c="28"/>document(at='%s/Fig_13.png' %(image_dir),anchor='paragraph',size=(7.4,6.3),sizeUnit='cm')</text:p></office:annotation>Fig. 13<office:annotation-end office:name="__Fieldmark__3389_2070406521"/></text:p>
      <text:p text:style-name="P48"><text:span text:style-name="Emphasis"><text:span text:style-name="T15">Figure </text:span></text:span><text:span text:style-name="Emphasis"><text:span text:style-name="T16">13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20"/>
      <text:p text:style-name="P18"><office:annotation office:name="__Fieldmark__6290_123346739"><dc:creator>Unknown Author</dc:creator><dc:date>2014-07-31T14:27:43</dc:date><text:list text:continue-numbering="true" text:style-name=""><text:list-item><text:p>do text</text:p></text:list-item></text:list><text:p>from <text:s text:c="28"/>document(at='%s/Fig_14.png' %(image_dir),anchor='paragraph',size=(10.3,6.7),sizeUnit='cm')</text:p></office:annotation>Fig. <text:span text:style-name="T34">14</text:span><office:annotation-end office:name="__Fieldmark__6290_123346739"/></text:p>
      <text:p text:style-name="P32"><text:span text:style-name="T42">Figure 14. </text:span><text:span text:style-name="Default_20_Paragraph_20_Font"><text:span text:style-name="T39">Box-and-whiskers plot for the SWH showing for each day in last 30-day window the first and third quartiles (bottom and top of the box), the median (red line), the 5% and 95% percentiles (lower and upper whiskers), and the mean (blue dot).</text:span></text:span></text:p>
      <text:p text:style-name="P20"><text:span text:style-name="Emphasis"><text:span text:style-name="T3"/></text:span></text:p>
      <text:p text:style-name="P32"><text:span text:style-name="Emphasis"><text:span text:style-name="T4">20-Hz measurement noise (via 20-Hz std) </text:span></text:span><text:span text:style-name="Emphasis"><text:span text:style-name="T9">for the S</text:span></text:span><text:span text:style-name="Emphasis"><text:span text:style-name="T19">W</text:span></text:span><text:span text:style-name="Emphasis"><text:span text:style-name="T9">H</text:span></text:span><text:span text:style-name="Emphasis"><text:span text:style-name="T4">: </text:span></text:span><text:span text:style-name="Emphasis"><text:span text:style-name="T8"><text:conditional-text text:condition="ooow:true" text:string-value-if-true="swh_noise" text:string-value-if-false="">swh_noise</text:conditional-text></text:span></text:span><text:span text:style-name="Emphasis"><text:span text:style-name="T4"> cm </text:span></text:span></text:p>
      <text:p text:style-name="P32"><text:span text:style-name="Emphasis"><text:span text:style-name="T4">Equivalent 1-Hz measurement noise </text:span></text:span><text:span text:style-name="Emphasis"><text:span text:style-name="T9">for the S</text:span></text:span><text:span text:style-name="Emphasis"><text:span text:style-name="T21">W</text:span></text:span><text:span text:style-name="Emphasis"><text:span text:style-name="T9">H</text:span></text:span><text:span text:style-name="Emphasis"><text:span text:style-name="T4">: </text:span></text:span><text:span text:style-name="Emphasis"><text:span text:style-name="T4"><text:conditional-text text:condition="ooow:true" text:string-value-if-true="swh_noise1Hz" text:string-value-if-false="">swh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P20"/>
      <text:p text:style-name="P20"><office:annotation office:name="__Fieldmark__7356_123346739"><dc:creator>Unknown Author</dc:creator><dc:date>2014-07-31T14:28:50</dc:date><text:list text:continue-numbering="true" text:style-name=""><text:list-item><text:p>do text</text:p></text:list-item></text:list><text:p>from <text:s text:c="28"/>document(at='%s/Fig_15.png' %(image_dir),anchor='paragraph',size=(13.7,8.7),sizeUnit='cm')</text:p></office:annotation><text:span text:style-name="Emphasis"><text:span text:style-name="T6">Fig. </text:span></text:span><text:span text:style-name="Emphasis"><text:span text:style-name="T7">1</text:span></text:span><text:span text:style-name="Emphasis"><text:span text:style-name="T23">5</text:span></text:span><office:annotation-end office:name="__Fieldmark__7356_123346739"/></text:p>
      <text:p text:style-name="P33"><text:span text:style-name="T43">Figure15. Geographical distribution of 20-Hz SWH measurement noise for </text:span><text:span text:style-name="T43"><text:conditional-text text:condition="ooow:true" text:string-value-if-true="Report_Date" text:string-value-if-false="">Report_Date</text:conditional-text></text:span><text:span text:style-name="T43">.</text:span></text:p>
      <text:p text:style-name="P20"/>
      <text:p text:style-name="P20"/>
      <text:p text:style-name="P20"><office:annotation office:name="__Fieldmark__7357_123346739"><dc:creator>Unknown Author</dc:creator><dc:date>2014-07-31T14:28:58</dc:date><text:list text:continue-numbering="true" text:style-name=""><text:list-item><text:p>do text</text:p></text:list-item></text:list><text:p>from <text:s text:c="28"/>document(at='%s/Fig_16.png' %(image_dir),anchor='paragraph',size=(10.2,6.1),sizeUnit='cm')</text:p></office:annotation><text:span text:style-name="Emphasis"><text:span text:style-name="T6">Fig. </text:span></text:span><text:span text:style-name="Emphasis"><text:span text:style-name="T7">1</text:span></text:span><text:span text:style-name="Emphasis"><text:span text:style-name="T23">6</text:span></text:span><office:annotation-end office:name="__Fieldmark__7357_123346739"/></text:p>
      <text:p text:style-name="P41">Figure <text:span text:style-name="T51">16</text:span>. Average SWH noise for each day in last 30-day window.</text:p>
      <text:p text:style-name="Standard"/>
      <text:list xml:id="list153121620589687" text:continue-list="list153119843448261" text:style-name="Outline">
        <text:list-item>
          <text:p text:style-name="Heading_20_1"><text:span text:style-name="Emphasis"><text:span text:style-name="T20">Sigma0</text:span></text:span><text:span text:style-name="Emphasis"><text:span text:style-name="T4"> coverage and validity</text:span></text:span></text:p>
        </text:list-item>
      </text:list>
      <text:p text:style-name="P9">Number of <text:span text:style-name="T41">valid </text:span>1-Hz <text:span text:style-name="T47">sigma0 </text:span>records: <text:conditional-text text:condition="ooow:true" text:string-value-if-true="s0_nrecord" text:string-value-if-false="">s0_nrecord</text:conditional-text></text:p>
      <text:p text:style-name="P34"><text:soft-page-break/>Percentage of <text:span text:style-name="T41">valid 1-Hz sigma0 records</text:span> <text:span text:style-name="T37">over total number of records:</text:span> <text:conditional-text text:condition="ooow:true" text:string-value-if-true="s0_precord" text:string-value-if-false="">s0_precord</text:conditional-text>%</text:p>
      <text:p text:style-name="P34">Percentage of <text:span text:style-name="T41">valid 1-Hz sigma0 records over </text:span>theoretical maximum <text:span text:style-name="T41">of ocean records</text:span>: <text:conditional-text text:condition="ooow:true" text:string-value-if-true="s0_ptheor" text:string-value-if-false="">s0_ptheor</text:conditional-text>%</text:p>
      <text:p text:style-name="Standard"/>
      <text:p text:style-name="Standard"/>
      <text:p text:style-name="P20">Fig <text:span text:style-name="T27">17</text:span><office:annotation office:name="__Fieldmark__7358_123346739"><dc:creator>Unknown Author</dc:creator><dc:date>2014-07-31T14:29:10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17.png' %(image_dir),anchor='paragraph',</text:span><text:span text:style-name="T54">size=(13.8,8.7),sizeUnit='cm'</text:span><text:span text:style-name="T53">)</text:span></text:p></text:list-item></text:list></office:annotation></text:p>
      <text:p text:style-name="P35"><text:span text:style-name="Emphasis"><text:span text:style-name="T11">Figure </text:span></text:span><text:span text:style-name="Emphasis"><text:span text:style-name="T12">1</text:span></text:span><text:span text:style-name="Emphasis"><text:span text:style-name="T17">7</text:span></text:span><text:span text:style-name="Emphasis"><text:span text:style-name="T11">. Geographical distribution of valid </text:span></text:span><text:span text:style-name="Emphasis"><text:span text:style-name="T13">sigma0</text:span></text:span><text:span text:style-name="Emphasis"><text:span text:style-name="T11">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0"/>
      <text:p text:style-name="P20"><text:span text:style-name="Emphasis"><text:span text:style-name="T25">Fig. 18</text:span></text:span><office:annotation office:name="__Fieldmark__7359_123346739"><dc:creator>Unknown Author</dc:creator><dc:date>2014-07-31T14:29:24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8.png' %(image_dir),anchor='paragraph',</text:span><text:span text:style-name="T54">size=(10,6),sizeUnit='cm'</text:span><text:span text:style-name="T53">)</text:span></text:p></text:list-item></text:list></office:annotation></text:p>
      <text:p text:style-name="P38">Figure 1<text:span text:style-name="T51">8</text:span>. Percentage of valid 1-Hz sigma0 ocean records over total number of records and theoretical maximum of ocean records for each day in last 30-day window.</text:p>
      <text:p text:style-name="P20"/>
      <text:p text:style-name="P50"><office:annotation office:name="__Fieldmark__3595_2070406521"><dc:creator>Unknown Author</dc:creator><dc:date>2014-08-21T14:04:05</dc:date><text:list text:continue-numbering="true" text:style-name=""><text:list-item><text:p>do text</text:p></text:list-item></text:list><text:p>from <text:s text:c="28"/>document(at='%s/Fig_19.png' %(image_dir),anchor='paragraph',size=(7.4,6.3),sizeUnit='cm')</text:p></office:annotation>Fig. 19<office:annotation-end office:name="__Fieldmark__3595_2070406521"/></text:p>
      <text:p text:style-name="P50"><text:span text:style-name="Emphasis"><text:span text:style-name="T15">Figure </text:span></text:span><text:span text:style-name="Emphasis"><text:span text:style-name="T16">1</text:span></text:span><text:span text:style-name="Emphasis"><text:span text:style-name="T10">9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20"/>
      <text:p text:style-name="P18">Fig. <text:span text:style-name="T51">20</text:span><office:annotation office:name="__Fieldmark__7360_123346739"><dc:creator>Unknown Author</dc:creator><dc:date>2014-07-31T14:29:39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0.png' %(image_dir),anchor='paragraph',</text:span><text:span text:style-name="T54">size=(10.3,6.7),sizeUnit='cm'</text:span><text:span text:style-name="T53">)</text:span></text:p></text:list-item></text:list></office:annotation></text:p>
      <text:p text:style-name="P35"><text:span text:style-name="T42">Figure 20. </text:span><text:span text:style-name="Default_20_Paragraph_20_Font"><text:span text:style-name="T39">Box-and-whiskers plot for sigma0 showing for each day in last 30-day window the first and third quartiles (bottom and top of the box), the median (red line), the 5% and 95% percentiles (lower and upper whiskers), and the mean (blue dot).</text:span></text:span></text:p>
      <text:p text:style-name="P20"><text:span text:style-name="Emphasis"><text:span text:style-name="T3"/></text:span></text:p>
      <text:p text:style-name="P35"><text:span text:style-name="Emphasis"><text:span text:style-name="T4">20-Hz measurement noise (via 20-Hz std) </text:span></text:span><text:span text:style-name="Emphasis"><text:span text:style-name="T9">for </text:span></text:span><text:span text:style-name="Emphasis"><text:span text:style-name="T21">sigma0</text:span></text:span><text:span text:style-name="Emphasis"><text:span text:style-name="T4">: </text:span></text:span><text:span text:style-name="Emphasis"><text:span text:style-name="T8"><text:conditional-text text:condition="ooow:true" text:string-value-if-true="s0_noise" text:string-value-if-false="">s0_noise</text:conditional-text></text:span></text:span><text:span text:style-name="Emphasis"><text:span text:style-name="T4"> cm </text:span></text:span></text:p>
      <text:p text:style-name="P35"><text:span text:style-name="Emphasis"><text:span text:style-name="T4">Equivalent 1-Hz measurement noise </text:span></text:span><text:span text:style-name="Emphasis"><text:span text:style-name="T9">for </text:span></text:span><text:span text:style-name="Emphasis"><text:span text:style-name="T21">sigma0</text:span></text:span><text:span text:style-name="Emphasis"><text:span text:style-name="T4">: <text:s/></text:span></text:span><text:span text:style-name="Emphasis"><text:span text:style-name="T4"><text:conditional-text text:condition="ooow:true" text:string-value-if-true="s0_noise1Hz" text:string-value-if-false="">s0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P20"/>
      <text:p text:style-name="P20"><office:annotation office:name="__Fieldmark__7361_123346739"><dc:creator>Unknown Author</dc:creator><dc:date>2014-07-31T14:29:58</dc:date><text:list text:continue-numbering="true" text:style-name=""><text:list-item><text:p>do text</text:p></text:list-item></text:list><text:p>from <text:s text:c="28"/>document(at='%s/Fig_21.png' %(image_dir),anchor='paragraph',size=(13.8,8.7),sizeUnit='cm')</text:p></office:annotation><text:span text:style-name="Emphasis"><text:span text:style-name="T6">Fig. </text:span></text:span><text:span text:style-name="Emphasis"><text:span text:style-name="T24">21</text:span></text:span><office:annotation-end office:name="__Fieldmark__7361_123346739"/></text:p>
      <text:p text:style-name="P43"><text:span text:style-name="T43">Figure 21. Geographical distribution of 20-Hz SWH measurement noise for </text:span><text:span text:style-name="T43"><text:conditional-text text:condition="ooow:true" text:string-value-if-true="Report_Date" text:string-value-if-false="">Report_Date</text:conditional-text></text:span><text:span text:style-name="T43">.</text:span></text:p>
      <text:p text:style-name="P20"/>
      <text:p text:style-name="P20"><office:annotation office:name="__Fieldmark__7362_123346739"><dc:creator>Unknown Author</dc:creator><dc:date>2014-07-31T14:30:08</dc:date><text:list text:continue-numbering="true" text:style-name=""><text:list-item><text:p>do text</text:p></text:list-item></text:list><text:p>from <text:s text:c="28"/>document(at='%s/Fig_22.png' %(image_dir),anchor='paragraph',size=(10.2,6.1),sizeUnit='cm')</text:p></office:annotation><text:span text:style-name="Emphasis"><text:span text:style-name="T6">Fig. </text:span></text:span><text:span text:style-name="Emphasis"><text:span text:style-name="T24">22</text:span></text:span><office:annotation-end office:name="__Fieldmark__7362_123346739"/></text:p>
      <text:p text:style-name="P42">Figure 22. Average SWH noise for each day in last 30-day window.</text:p>
      <text:list xml:id="list153121762360703" text:continue-list="list153121620589687" text:style-name="Outline">
        <text:list-item>
          <text:p text:style-name="P62"><text:span text:style-name="Emphasis"><text:span text:style-name="T8">Mispointing</text:span></text:span><text:span text:style-name="Emphasis"><text:span text:style-name="T4"> coverage and validity</text:span></text:span></text:p>
        </text:list-item>
      </text:list>
      <text:p text:style-name="P10">Number of <text:span text:style-name="T41">valid </text:span>1-Hz <text:span text:style-name="T48">mispointing </text:span>records: <text:conditional-text text:condition="ooow:true" text:string-value-if-true="misp_nrecord" text:string-value-if-false="">misp_nrecord</text:conditional-text></text:p>
      <text:p text:style-name="P44">Percentage of <text:span text:style-name="T41">valid 1-Hz mispointing records</text:span> <text:span text:style-name="T37">over total number of records:</text:span> <text:conditional-text text:condition="ooow:true" text:string-value-if-true="misp_precord" text:string-value-if-false="">misp_precord</text:conditional-text>%</text:p>
      <text:p text:style-name="P45">Percentage of <text:span text:style-name="T41">valid 1-Hz mispointing records over </text:span>theoretical maximum <text:span text:style-name="T41">of ocean records</text:span>: <text:conditional-text text:condition="ooow:true" text:string-value-if-true="misp_ptheor" text:string-value-if-false="">misp_ptheor</text:conditional-text>%</text:p>
      <text:p text:style-name="P13"><text:soft-page-break/></text:p>
      <text:p text:style-name="P23"><office:annotation office:name="__Fieldmark__2985_2070406521"><dc:creator>Unknown Author</dc:creator><dc:date>2014-08-21T13:27:13</dc:date><text:list text:style-name=""><text:list-item><text:p>do text</text:p></text:list-item></text:list><text:p>from <text:s text:c="28"/>document(at='%s/Fig_23.png' %(image_dir),anchor='paragraph',size=(13.8,8.7),sizeUnit='cm')</text:p></office:annotation>Fig <text:span text:style-name="T49">23</text:span><office:annotation-end office:name="__Fieldmark__2985_2070406521"/></text:p>
      <text:p text:style-name="P46"><text:span text:style-name="Emphasis"><text:span text:style-name="T11">Figure </text:span></text:span><text:span text:style-name="Emphasis"><text:span text:style-name="T14">2</text:span></text:span><text:span text:style-name="Emphasis"><text:span text:style-name="T18">3</text:span></text:span><text:span text:style-name="Emphasis"><text:span text:style-name="T11">. Geographical distribution of valid </text:span></text:span><text:span text:style-name="Emphasis"><text:span text:style-name="T14">mispointing</text:span></text:span><text:span text:style-name="Emphasis"><text:span text:style-name="T11">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3"/>
      <text:p text:style-name="P23"><office:annotation office:name="__Fieldmark__2987_2070406521"><dc:creator>Unknown Author</dc:creator><dc:date>2014-08-21T13:27:57</dc:date><text:list text:continue-numbering="true" text:style-name=""><text:list-item><text:p>do text</text:p></text:list-item></text:list><text:p>from <text:s text:c="28"/>document(at='%s/Fig_24.png' %(image_dir),anchor='paragraph',size=(10,6),sizeUnit='cm')</text:p></office:annotation><text:span text:style-name="T38">Fig 24</text:span><office:annotation-end office:name="__Fieldmark__2987_2070406521"/></text:p>
      <text:p text:style-name="P39">Figure 24. Percentage of valid 1-Hz mispointing ocean records over total number of records and theoretical maximum of ocean records for each day in last 30-day window.</text:p>
      <text:p text:style-name="P23"/>
      <text:p text:style-name="P52"><office:annotation office:name="__Fieldmark__3805_2070406521"><dc:creator>Unknown Author</dc:creator><dc:date>2014-08-21T14:10:24</dc:date><text:list text:continue-numbering="true" text:style-name=""><text:list-item><text:p>do text</text:p></text:list-item></text:list><text:p>from <text:s text:c="28"/>document(at='%s/Fig_25.png' %(image_dir),anchor='paragraph',size=(7.4,6.3),sizeUnit='cm')</text:p></office:annotation>Fig. 25<office:annotation-end office:name="__Fieldmark__3805_2070406521"/></text:p>
      <text:p text:style-name="P51"><text:span text:style-name="Emphasis"><text:span text:style-name="T15">Figure </text:span></text:span><text:span text:style-name="Emphasis"><text:span text:style-name="T18">25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/text:p>
      <text:p text:style-name="P23"/>
      <text:p text:style-name="P19"><office:annotation office:name="__Fieldmark__2989_2070406521"><dc:creator>Unknown Author</dc:creator><dc:date>2014-08-21T13:28:54</dc:date><text:list text:continue-numbering="true" text:style-name=""><text:list-item><text:p>do text</text:p></text:list-item></text:list><text:p>from <text:s text:c="28"/>document(at='%s/Fig_26.png' %(image_dir),anchor='paragraph',size=(10.3,6.7),sizeUnit='cm')</text:p></office:annotation><text:span text:style-name="T38">Fig 26</text:span><office:annotation-end office:name="__Fieldmark__2989_2070406521"/></text:p>
      <text:p text:style-name="P46"><text:span text:style-name="T42">Figure 26. </text:span><text:span text:style-name="Default_20_Paragraph_20_Font"><text:span text:style-name="T39">Box-and-whiskers plot for mispointing showing for each day in last 30-day window the first and third quartiles (bottom and top of the box), the median (red line), the 5% and 95% percentiles (lower and upper whiskers), and the mean (blue dot).</text:span></text:span></text:p>
      <text:p text:style-name="P12"/>
      <text:p text:style-name="P12"/>
      <text:p text:style-name="P11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1.01mm" fo:margin-bottom="0m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Standard" style:default-outline-level="" style:list-style-name="" style:class="list">
      <style:paragraph-properties fo:margin-left="4.99mm" fo:margin-right="0mm" fo:margin-top="0mm" fo:margin-bottom="0mm" style:contextual-spacing="false" fo:text-indent="-4.99m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8.47mm" fo:margin-bottom="4.23m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3.53mm" fo:margin-bottom="3.53m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3.53mm" fo:margin-bottom="0m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3.53mm" fo:margin-bottom="0m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6.2mm" style:type="center"/>
          <style:tab-stop style:position="152.4m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6.2mm" style:type="center"/>
          <style:tab-stop style:position="152.4m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0mm" fo:margin-bottom="20m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26m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mm" fo:margin-right="0mm" fo:margin-top="2.12mm" fo:margin-bottom="1.06mm" style:contextual-spacing="false" fo:text-align="start" style:justify-single-word="false" fo:text-indent="0mm" style:auto-text-indent="false">
        <style:tab-stops>
          <style:tab-stop style:position="6.58mm"/>
          <style:tab-stop style:position="149.72m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8.47mm" fo:margin-right="0mm" fo:margin-top="0mm" fo:margin-bottom="0mm" style:contextual-spacing="false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2.7mm" fo:margin-right="0mm" fo:margin-top="0mm" fo:margin-bottom="0mm" style:contextual-spacing="false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6.93mm" fo:margin-right="0mm" fo:margin-top="0mm" fo:margin-bottom="0mm" style:contextual-spacing="false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1.17mm" fo:margin-right="0mm" fo:margin-top="0mm" fo:margin-bottom="0mm" style:contextual-spacing="false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4.2mm" fo:margin-right="0mm" fo:margin-top="1.06mm" fo:margin-bottom="1.06mm" style:contextual-spacing="false" fo:text-align="start" style:justify-single-word="false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2.7mm" fo:margin-right="0mm" fo:margin-top="0mm" fo:margin-bottom="0mm" style:contextual-spacing="false" fo:text-align="start" style:justify-single-word="false" fo:text-indent="-12.7m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5.4mm" fo:margin-right="0mm" fo:margin-top="0mm" fo:margin-bottom="1.76mm" style:contextual-spacing="false" fo:text-indent="0mm" style:auto-text-indent="false">
        <style:tab-stops>
          <style:tab-stop style:position="140.05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9.63mm" fo:margin-right="0mm" fo:margin-top="0mm" fo:margin-bottom="1.76mm" style:contextual-spacing="false" fo:text-indent="0mm" style:auto-text-indent="false">
        <style:tab-stops>
          <style:tab-stop style:position="13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3.87mm" fo:margin-right="0mm" fo:margin-top="0mm" fo:margin-bottom="1.76mm" style:contextual-spacing="false" fo:text-indent="0mm" style:auto-text-indent="false">
        <style:tab-stops>
          <style:tab-stop style:position="130.07m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71mm" fo:margin-bottom="0.71mm" style:contextual-spacing="false" fo:orphans="0" fo:widows="0">
        <style:tab-stops>
          <style:tab-stop style:position="9.53mm"/>
          <style:tab-stop style:position="38.1mm"/>
          <style:tab-stop style:position="63.5mm"/>
          <style:tab-stop style:position="88.9m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3mm" fo:margin-bottom="3m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1.01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4.93mm" fo:margin-right="0mm" fo:margin-top="0mm" fo:margin-bottom="0mm" style:contextual-spacing="false" fo:text-indent="0mm" style:auto-text-indent="false">
        <style:tab-stops>
          <style:tab-stop style:position="115.09m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1.99mm" fo:margin-bottom="1.99m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26m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4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0.65mm" fo:margin-left="127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1.99mm" fo:margin-left="1.99m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2.01mm" fo:margin-left="4m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6mm" fo:margin-left="1.99m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0mm" fo:margin-left="1.99m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4.01mm" fo:margin-left="1.99m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8.01mm" fo:margin-left="1.99m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2mm" fo:margin-left="1.99m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6mm" fo:margin-left="1.99m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0mm" fo:margin-left="1.99m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0mm" table:align="margins" style:writing-mode="lr-tb"/>
    </style:style>
    <style:style style:name="RightPageHeader.A" style:family="table-column">
      <style:table-column-properties style:column-width="56.67mm" style:rel-column-width="21845*"/>
    </style:style>
    <style:style style:name="LeftPageHeader" style:family="table">
      <style:table-properties style:width="170mm" table:align="margins" style:writing-mode="lr-tb"/>
    </style:style>
    <style:style style:name="LeftPageHeader.A" style:family="table-column">
      <style:table-column-properties style:column-width="56.67mm" style:rel-column-width="21845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2.51mm" fo:margin-left="24.99mm" fo:margin-right="24.99mm" style:shadow="none" fo:background-color="transparent" style:writing-mode="lr-tb" style:layout-grid-color="#c0c0c0" style:layout-grid-lines="27449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4.99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1" text:anchor-type="paragraph" svg:x="89.06mm" svg:y="-6.6mm" svg:width="82.21mm" svg:height="18.2mm" draw:z-index="0"><draw:image xlink:href="Pictures/10000000000003CB000000D7D8884317.pn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date style:data-style-name="N37" text:date-value="2014-07-10T16:56:01.990000074" text:fixed="true">10/07/14</text:date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reference">ESA/ESRIN RFQ/3-14139/14/I-LG</text:user-defined></text:p>
            </table:table-cell>
            <table:table-cell office:value-type="string">
              <text:p text:style-name="Header-centred"><text:span text:style-name="MT1"><text:user-defined style:data-style-name="N0" text:name="Project_reference">ESA/ESRIN RFQ/3-14139/14/I-LG</text:user-defined></text:span><text:span text:style-name="MT1"><text:line-break/>FDM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1"><text:date style:data-style-name="N37" text:date-value="2014-07-10T16:56:01.990000074" text:fixed="true">10/07/14</text:date></text:span></text:span></text:p>
            </table:table-cell>
            <table:table-cell office:value-type="string">
              <text:p text:style-name="Header_20_right"><draw:frame draw:style-name="Mfr2" draw:name="Image2" text:anchor-type="paragraph" svg:width="56.67mm" svg:height="12.54mm" draw:z-index="3"><draw:image xlink:href="Pictures/10000000000003CB000000D7D8884317.pn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>5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2" draw:name="Image3" text:anchor-type="paragraph" svg:width="56.66mm" svg:height="12.54mm" draw:z-index="5"><draw:image xlink:href="Pictures/10000000000003CB000000D7D8884317.png" xlink:type="simple" xlink:show="embed" xlink:actuate="onLoad"/></draw:frame></text:p>
            </table:table-cell>
            <table:table-cell office:value-type="string">
              <text:p text:style-name="Header-centred"><text:span text:style-name="MT1"><text:user-defined style:data-style-name="N0" text:name="Project_reference">ESA/ESRIN RFQ/3-14139/14/I-LG</text:user-defined></text:span><text:span text:style-name="MT1"><text:line-break/>FDM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1"><text:date style:data-style-name="N37" text:date-value="2014-07-10T16:56:01.990000074" text:fixed="true">10/07/14</text:date></text:span></text:span></text:p>
            </table:table-cell>
            <table:table-cell office:value-type="string">
              <text:p text:style-name="MP4"><text:user-defined style:data-style-name="N0" text:name="Project_reference">ESA/ESRIN RFQ/3-14139/14/I-LG</text:user-defined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ily Report</dc:title>
    <meta:initial-creator>Paolo Cipollini</meta:initial-creator>
    <meta:editing-cycles>100</meta:editing-cycles>
    <meta:print-date>2014-07-02T10:59:00</meta:print-date>
    <meta:creation-date>2014-07-02T10:59:00</meta:creation-date>
    <dc:date>2016-04-05T15:31:19.581969337</dc:date>
    <meta:editing-duration>P3DT10H19M</meta:editing-duration>
    <meta:generator>LibreOffice/4.2.8.2$Linux_X86_64 LibreOffice_project/420$Build-2</meta:generator>
    <dc:creator>Helen Snaith</dc:creator>
    <meta:document-statistic meta:table-count="4" meta:image-count="3" meta:object-count="0" meta:page-count="7" meta:paragraph-count="122" meta:word-count="1161" meta:character-count="6949" meta:non-whitespace-character-count="5946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